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2" text:anchor-type="as-char" svg:y="-0.4382in" svg:width="3.5307in" svg:height="1.167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5:55:01.042480963</meta:creation-date>
    <dc:date>2015-09-10T16:21:49.286774722</dc:date>
    <meta:editing-duration>PT2M57S</meta:editing-duration>
    <meta:editing-cycles>3</meta:editing-cycles>
    <meta:generator>LibreOffice/4.2.8.2$Linux_X86_64 LibreOffice_project/420m0$Build-2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frac>
        <mtable>
          <mtr>
            <mtd>
              <mn>4000</mn>
            </mtd>
          </mtr>
          <mtr>
            <mtd>
              <mi mathvariant="italic">руб</mi>
            </mtd>
          </mtr>
        </mtable>
        <mtable>
          <mtr>
            <mtd>
              <mspace width="2em"/>
            </mtd>
          </mtr>
          <mtr>
            <mtd>
              <mrow>
                <mtable>
                  <mtr>
                    <mtd>
                      <mn>0,5</mn>
                    </mtd>
                  </mtr>
                  <mtr>
                    <mtd>
                      <mi mathvariant="italic">года</mi>
                    </mtd>
                  </mtr>
                </mtable>
                <mrow>
                  <mspace width="2em"/>
                  <mo stretchy="false">×</mo>
                  <mspace width="2em"/>
                </mrow>
                <mtable>
                  <mtr>
                    <mtd>
                      <mn>52</mn>
                    </mtd>
                  </mtr>
                  <mtr>
                    <mtd>
                      <mi mathvariant="italic">недели</mi>
                    </mtd>
                  </mtr>
                </mtable>
                <mrow>
                  <mspace width="2em"/>
                  <mo stretchy="false">×</mo>
                  <mspace width="2em"/>
                </mrow>
                <mtable>
                  <mtr>
                    <mtd>
                      <mn>2</mn>
                    </mtd>
                  </mtr>
                  <mtr>
                    <mtd>
                      <mrow>
                        <mi mathvariant="italic">раза</mi>
                        <mi>в</mi>
                      </mrow>
                    </mtd>
                  </mtr>
                  <mtr>
                    <mtd>
                      <mi mathvariant="italic">неделю</mi>
                    </mtd>
                  </mtr>
                </mtable>
              </mrow>
            </mtd>
          </mtr>
        </mtable>
      </mfrac>
      <mrow>
        <mspace width="2em"/>
        <mo stretchy="false">=</mo>
        <mspace width="2em"/>
      </mrow>
      <mfrac>
        <mtable>
          <mtr>
            <mtd>
              <mn>4000</mn>
            </mtd>
          </mtr>
          <mtr>
            <mtd>
              <mi mathvariant="italic">руб</mi>
            </mtd>
          </mtr>
        </mtable>
        <mtable>
          <mtr>
            <mtd>
              <mspace width="2em"/>
            </mtd>
          </mtr>
          <mtr>
            <mtd>
              <mn>52</mn>
            </mtd>
          </mtr>
          <mtr>
            <mtd>
              <mi mathvariant="italic">раза</mi>
            </mtd>
          </mtr>
        </mtable>
      </mfrac>
      <mrow>
        <mspace width="2em"/>
        <mo stretchy="false">=</mo>
        <mspace width="2em"/>
      </mrow>
      <mtable>
        <mtr>
          <mtd>
            <mn>76,9</mn>
          </mtd>
        </mtr>
        <mtr>
          <mtd>
            <mi mathvariant="italic">рублей</mi>
          </mtd>
        </mtr>
        <mtr>
          <mtd>
            <mrow>
              <mi>в</mi>
              <mi mathvariant="italic">сутки</mi>
            </mrow>
          </mtd>
        </mtr>
      </mtable>
    </mrow>
    <annotation encoding="StarMath 5.0">stack{4000#руб} over stack{~#{stack{0,5#года}~times~stack{52#недели}~times~stack{2#раза в# неделю}}}~=~stack{4000#руб} over stack{~#52#раза}~=~stack {76,9#рублей#в сутки}</annotation>
  </semantics>
</math>
</file>